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line-through-style="none" style:text-line-through-type="none" officeooo:rsid="002c0911" officeooo:paragraph-rsid="002c0911"/>
    </style:style>
    <style:style style:name="P2" style:family="paragraph" style:parent-style-name="Standard">
      <style:text-properties style:text-line-through-style="none" style:text-line-through-type="none" officeooo:rsid="002ff1a1" officeooo:paragraph-rsid="002ff1a1"/>
    </style:style>
    <style:style style:name="P3" style:family="paragraph" style:parent-style-name="Standard">
      <style:text-properties style:text-line-through-style="none" style:text-line-through-type="none" officeooo:rsid="00322f01" officeooo:paragraph-rsid="00322f01"/>
    </style:style>
    <style:style style:name="P4" style:family="paragraph" style:parent-style-name="Standard">
      <style:text-properties style:text-line-through-style="none" style:text-line-through-type="none" officeooo:rsid="00369920" officeooo:paragraph-rsid="00369920"/>
    </style:style>
    <style:style style:name="P5" style:family="paragraph" style:parent-style-name="Standard">
      <style:text-properties style:text-line-through-style="none" style:text-line-through-type="none" officeooo:rsid="003893d9" officeooo:paragraph-rsid="003893d9"/>
    </style:style>
    <style:style style:name="P6" style:family="paragraph" style:parent-style-name="Standard">
      <style:text-properties style:text-line-through-style="none" style:text-line-through-type="none" officeooo:rsid="003cc910" officeooo:paragraph-rsid="003cc910"/>
    </style:style>
    <style:style style:name="P7" style:family="paragraph" style:parent-style-name="Standard">
      <style:text-properties style:text-line-through-style="none" style:text-line-through-type="none" officeooo:rsid="003d90d6" officeooo:paragraph-rsid="003d90d6"/>
    </style:style>
    <style:style style:name="P8" style:family="paragraph" style:parent-style-name="Standard">
      <style:text-properties style:text-line-through-style="none" style:text-line-through-type="none" officeooo:rsid="003e0aef" officeooo:paragraph-rsid="003e0aef"/>
    </style:style>
    <style:style style:name="P9" style:family="paragraph" style:parent-style-name="Standard">
      <style:text-properties style:text-line-through-style="none" style:text-line-through-type="none" officeooo:rsid="0051208b" officeooo:paragraph-rsid="0051208b"/>
    </style:style>
    <style:style style:name="P10" style:family="paragraph" style:parent-style-name="Standard">
      <style:text-properties style:text-line-through-style="none" style:text-line-through-type="none" officeooo:rsid="005210af" officeooo:paragraph-rsid="005210af"/>
    </style:style>
    <style:style style:name="P11" style:family="paragraph" style:parent-style-name="Standard">
      <style:text-properties style:text-line-through-style="none" style:text-line-through-type="none" officeooo:rsid="006b61b5" officeooo:paragraph-rsid="006b61b5"/>
    </style:style>
    <style:style style:name="P12" style:family="paragraph" style:parent-style-name="Standard">
      <style:text-properties style:text-line-through-style="none" style:text-line-through-type="none" officeooo:rsid="0087d9e7" officeooo:paragraph-rsid="0087d9e7"/>
    </style:style>
    <style:style style:name="P13" style:family="paragraph" style:parent-style-name="Standard">
      <style:text-properties style:text-line-through-style="none" style:text-line-through-type="none" officeooo:rsid="008b1d1a" officeooo:paragraph-rsid="008b1d1a"/>
    </style:style>
    <style:style style:name="P14" style:family="paragraph" style:parent-style-name="Standard">
      <style:text-properties style:text-line-through-style="none" style:text-line-through-type="none" officeooo:rsid="008b1d1a" officeooo:paragraph-rsid="008b1d1a" fo:background-color="#ffff00"/>
    </style:style>
    <style:style style:name="P15" style:family="paragraph" style:parent-style-name="Standard">
      <style:text-properties style:text-line-through-style="none" style:text-line-through-type="none" officeooo:rsid="008b1d1a" officeooo:paragraph-rsid="008b1d1a" fo:background-color="#ff8000"/>
    </style:style>
    <style:style style:name="P16" style:family="paragraph" style:parent-style-name="Standard">
      <style:text-properties style:text-line-through-style="none" style:text-line-through-type="none" officeooo:rsid="008cf656" officeooo:paragraph-rsid="008cf656" fo:background-color="#ff8000"/>
    </style:style>
    <style:style style:name="P17" style:family="paragraph" style:parent-style-name="Standard">
      <style:text-properties style:text-line-through-style="none" style:text-line-through-type="none" officeooo:rsid="008cf656" officeooo:paragraph-rsid="008cf656"/>
    </style:style>
    <style:style style:name="P18" style:family="paragraph" style:parent-style-name="Standard">
      <style:text-properties style:text-line-through-style="none" style:text-line-through-type="none" officeooo:rsid="008cf656" officeooo:paragraph-rsid="008cf656" fo:background-color="transparent"/>
    </style:style>
    <style:style style:name="P19" style:family="paragraph" style:parent-style-name="Standard">
      <style:text-properties officeooo:paragraph-rsid="0051208b"/>
    </style:style>
    <style:style style:name="P20" style:family="paragraph" style:parent-style-name="Standard">
      <style:text-properties fo:color="#c9211e" loext:opacity="100%" style:text-line-through-style="none" style:text-line-through-type="none" officeooo:rsid="008b1d1a" officeooo:paragraph-rsid="008b1d1a"/>
    </style:style>
    <style:style style:name="P21" style:family="paragraph" style:parent-style-name="Standard">
      <style:text-properties fo:color="#c9211e" loext:opacity="100%" style:text-line-through-style="none" style:text-line-through-type="none" officeooo:rsid="008cf656" officeooo:paragraph-rsid="008cf656"/>
    </style:style>
    <style:style style:name="P22" style:family="paragraph" style:parent-style-name="Standard">
      <style:text-properties fo:color="#000000" loext:opacity="100%" style:text-line-through-style="none" style:text-line-through-type="none" officeooo:rsid="008b1d1a" officeooo:paragraph-rsid="008b1d1a" fo:background-color="#ffff00"/>
    </style:style>
    <style:style style:name="P23" style:family="paragraph" style:parent-style-name="Standard">
      <style:text-properties fo:color="#000000" loext:opacity="100%" style:text-line-through-style="none" style:text-line-through-type="none" officeooo:rsid="008cf656" officeooo:paragraph-rsid="008cf656"/>
    </style:style>
    <style:style style:name="P24" style:family="paragraph" style:parent-style-name="Standard">
      <style:text-properties fo:color="#000000" loext:opacity="100%" style:text-line-through-style="none" style:text-line-through-type="none" officeooo:rsid="008cf656" officeooo:paragraph-rsid="008cf656" fo:background-color="#ff8000"/>
    </style:style>
    <style:style style:name="P25" style:family="paragraph" style:parent-style-name="Standard">
      <style:text-properties fo:color="#ff0000" loext:opacity="100%" style:text-line-through-style="none" style:text-line-through-type="none" officeooo:rsid="008cf656" officeooo:paragraph-rsid="008cf656"/>
    </style:style>
    <style:style style:name="P26" style:family="paragraph" style:parent-style-name="Standard">
      <style:text-properties style:text-line-through-style="none" style:text-line-through-type="none" officeooo:rsid="008cf656" officeooo:paragraph-rsid="008cf656" fo:background-color="transparent"/>
    </style:style>
    <style:style style:name="T1" style:family="text">
      <style:text-properties officeooo:rsid="002d7b84"/>
    </style:style>
    <style:style style:name="T2" style:family="text">
      <style:text-properties officeooo:rsid="002e89a5"/>
    </style:style>
    <style:style style:name="T3" style:family="text">
      <style:text-properties officeooo:rsid="002ff1a1"/>
    </style:style>
    <style:style style:name="T4" style:family="text">
      <style:text-properties officeooo:rsid="002ff1a1" fo:background-color="transparent" loext:char-shading-value="0"/>
    </style:style>
    <style:style style:name="T5" style:family="text">
      <style:text-properties officeooo:rsid="002d7b84" fo:background-color="transparent" loext:char-shading-value="0"/>
    </style:style>
    <style:style style:name="T6" style:family="text">
      <style:text-properties officeooo:rsid="003041a0"/>
    </style:style>
    <style:style style:name="T7" style:family="text">
      <style:text-properties officeooo:rsid="003319d7"/>
    </style:style>
    <style:style style:name="T8" style:family="text">
      <style:text-properties officeooo:rsid="0033adc4"/>
    </style:style>
    <style:style style:name="T9" style:family="text">
      <style:text-properties officeooo:rsid="0035668a"/>
    </style:style>
    <style:style style:name="T10" style:family="text">
      <style:text-properties officeooo:rsid="003602c7"/>
    </style:style>
    <style:style style:name="T11" style:family="text">
      <style:text-properties officeooo:rsid="00369920"/>
    </style:style>
    <style:style style:name="T12" style:family="text">
      <style:text-properties officeooo:rsid="00369bb3"/>
    </style:style>
    <style:style style:name="T13" style:family="text">
      <style:text-properties officeooo:rsid="0038787e"/>
    </style:style>
    <style:style style:name="T14" style:family="text">
      <style:text-properties officeooo:rsid="003893d9"/>
    </style:style>
    <style:style style:name="T15" style:family="text">
      <style:text-properties officeooo:rsid="0038a4a1"/>
    </style:style>
    <style:style style:name="T16" style:family="text">
      <style:text-properties officeooo:rsid="003a9ba7"/>
    </style:style>
    <style:style style:name="T17" style:family="text">
      <style:text-properties officeooo:rsid="003aed41"/>
    </style:style>
    <style:style style:name="T18" style:family="text">
      <style:text-properties officeooo:rsid="003c9719"/>
    </style:style>
    <style:style style:name="T19" style:family="text">
      <style:text-properties officeooo:rsid="003cb8d1"/>
    </style:style>
    <style:style style:name="T20" style:family="text">
      <style:text-properties officeooo:rsid="003cc086"/>
    </style:style>
    <style:style style:name="T21" style:family="text">
      <style:text-properties officeooo:rsid="003d90d6"/>
    </style:style>
    <style:style style:name="T22" style:family="text">
      <style:text-properties officeooo:rsid="003e0aef"/>
    </style:style>
    <style:style style:name="T23" style:family="text">
      <style:text-properties officeooo:rsid="003e9e4c"/>
    </style:style>
    <style:style style:name="T24" style:family="text">
      <style:text-properties officeooo:rsid="003eb9b5"/>
    </style:style>
    <style:style style:name="T25" style:family="text">
      <style:text-properties officeooo:rsid="00409c89"/>
    </style:style>
    <style:style style:name="T26" style:family="text">
      <style:text-properties officeooo:rsid="004100ed"/>
    </style:style>
    <style:style style:name="T27" style:family="text">
      <style:text-properties officeooo:rsid="00415de8"/>
    </style:style>
    <style:style style:name="T28" style:family="text">
      <style:text-properties officeooo:rsid="00433463"/>
    </style:style>
    <style:style style:name="T29" style:family="text">
      <style:text-properties officeooo:rsid="0044457c"/>
    </style:style>
    <style:style style:name="T30" style:family="text">
      <style:text-properties officeooo:rsid="0045b872"/>
    </style:style>
    <style:style style:name="T31" style:family="text">
      <style:text-properties officeooo:rsid="00478cf6"/>
    </style:style>
    <style:style style:name="T32" style:family="text">
      <style:text-properties officeooo:rsid="00487667"/>
    </style:style>
    <style:style style:name="T33" style:family="text">
      <style:text-properties officeooo:rsid="0048e191"/>
    </style:style>
    <style:style style:name="T34" style:family="text">
      <style:text-properties officeooo:rsid="004ac460"/>
    </style:style>
    <style:style style:name="T35" style:family="text">
      <style:text-properties officeooo:rsid="004bfa37"/>
    </style:style>
    <style:style style:name="T36" style:family="text">
      <style:text-properties officeooo:rsid="004bff6c"/>
    </style:style>
    <style:style style:name="T37" style:family="text">
      <style:text-properties officeooo:rsid="004d42ed"/>
    </style:style>
    <style:style style:name="T38" style:family="text">
      <style:text-properties officeooo:rsid="004dc285"/>
    </style:style>
    <style:style style:name="T39" style:family="text">
      <style:text-properties officeooo:rsid="004fb37c"/>
    </style:style>
    <style:style style:name="T40" style:family="text">
      <style:text-properties officeooo:rsid="004fbb41"/>
    </style:style>
    <style:style style:name="T41" style:family="text">
      <style:text-properties officeooo:rsid="0050012a"/>
    </style:style>
    <style:style style:name="T42" style:family="text">
      <style:text-properties officeooo:rsid="0050d743"/>
    </style:style>
    <style:style style:name="T43" style:family="text">
      <style:text-properties officeooo:rsid="0050fd5d"/>
    </style:style>
    <style:style style:name="T44" style:family="text">
      <style:text-properties officeooo:rsid="005210af"/>
    </style:style>
    <style:style style:name="T45" style:family="text">
      <style:text-properties officeooo:rsid="00524466"/>
    </style:style>
    <style:style style:name="T46" style:family="text">
      <style:text-properties officeooo:rsid="00532bc6"/>
    </style:style>
    <style:style style:name="T47" style:family="text">
      <style:text-properties officeooo:rsid="0054d9a9"/>
    </style:style>
    <style:style style:name="T48" style:family="text">
      <style:text-properties officeooo:rsid="0055b536"/>
    </style:style>
    <style:style style:name="T49" style:family="text">
      <style:text-properties officeooo:rsid="00575a89"/>
    </style:style>
    <style:style style:name="T50" style:family="text">
      <style:text-properties officeooo:rsid="0058d1b8"/>
    </style:style>
    <style:style style:name="T51" style:family="text">
      <style:text-properties officeooo:rsid="005aba30"/>
    </style:style>
    <style:style style:name="T52" style:family="text">
      <style:text-properties officeooo:rsid="005c1c9d"/>
    </style:style>
    <style:style style:name="T53" style:family="text">
      <style:text-properties officeooo:rsid="005d3b94"/>
    </style:style>
    <style:style style:name="T54" style:family="text">
      <style:text-properties officeooo:rsid="005de6ad"/>
    </style:style>
    <style:style style:name="T55" style:family="text">
      <style:text-properties officeooo:rsid="005f82ef"/>
    </style:style>
    <style:style style:name="T56" style:family="text">
      <style:text-properties officeooo:rsid="005fff82"/>
    </style:style>
    <style:style style:name="T57" style:family="text">
      <style:text-properties officeooo:rsid="006028bd"/>
    </style:style>
    <style:style style:name="T58" style:family="text">
      <style:text-properties officeooo:rsid="00606ee7"/>
    </style:style>
    <style:style style:name="T59" style:family="text">
      <style:text-properties style:text-line-through-style="none" style:text-line-through-type="none" officeooo:rsid="0051208b"/>
    </style:style>
    <style:style style:name="T60" style:family="text">
      <style:text-properties style:text-line-through-style="none" style:text-line-through-type="none" officeooo:rsid="0061a717"/>
    </style:style>
    <style:style style:name="T61" style:family="text">
      <style:text-properties officeooo:rsid="006b6642"/>
    </style:style>
    <style:style style:name="T62" style:family="text">
      <style:text-properties officeooo:rsid="006cc17f"/>
    </style:style>
    <style:style style:name="T63" style:family="text">
      <style:text-properties officeooo:rsid="006db2d5"/>
    </style:style>
    <style:style style:name="T64" style:family="text">
      <style:text-properties officeooo:rsid="006e7088"/>
    </style:style>
    <style:style style:name="T65" style:family="text">
      <style:text-properties officeooo:rsid="00704d8d"/>
    </style:style>
    <style:style style:name="T66" style:family="text">
      <style:text-properties officeooo:rsid="007068e5"/>
    </style:style>
    <style:style style:name="T67" style:family="text">
      <style:text-properties officeooo:rsid="007326bb"/>
    </style:style>
    <style:style style:name="T68" style:family="text">
      <style:text-properties officeooo:rsid="00751e81"/>
    </style:style>
    <style:style style:name="T69" style:family="text">
      <style:text-properties officeooo:rsid="00767dae"/>
    </style:style>
    <style:style style:name="T70" style:family="text">
      <style:text-properties officeooo:rsid="0076a997"/>
    </style:style>
    <style:style style:name="T71" style:family="text">
      <style:text-properties officeooo:rsid="00783e56"/>
    </style:style>
    <style:style style:name="T72" style:family="text">
      <style:text-properties officeooo:rsid="0079717c"/>
    </style:style>
    <style:style style:name="T73" style:family="text">
      <style:text-properties officeooo:rsid="0079f5fc"/>
    </style:style>
    <style:style style:name="T74" style:family="text">
      <style:text-properties officeooo:rsid="007b467a"/>
    </style:style>
    <style:style style:name="T75" style:family="text">
      <style:text-properties officeooo:rsid="007cfb8a"/>
    </style:style>
    <style:style style:name="T76" style:family="text">
      <style:text-properties officeooo:rsid="007dd437"/>
    </style:style>
    <style:style style:name="T77" style:family="text">
      <style:text-properties officeooo:rsid="007f4488"/>
    </style:style>
    <style:style style:name="T78" style:family="text">
      <style:text-properties officeooo:rsid="0080fc00"/>
    </style:style>
    <style:style style:name="T79" style:family="text">
      <style:text-properties officeooo:rsid="00813ef2"/>
    </style:style>
    <style:style style:name="T80" style:family="text">
      <style:text-properties officeooo:rsid="0081aaaf"/>
    </style:style>
    <style:style style:name="T81" style:family="text">
      <style:text-properties officeooo:rsid="00828027"/>
    </style:style>
    <style:style style:name="T82" style:family="text">
      <style:text-properties officeooo:rsid="00844479"/>
    </style:style>
    <style:style style:name="T83" style:family="text">
      <style:text-properties officeooo:rsid="0086409c"/>
    </style:style>
    <style:style style:name="T84" style:family="text">
      <style:text-properties officeooo:rsid="0087d9e7"/>
    </style:style>
    <style:style style:name="T85" style:family="text">
      <style:text-properties officeooo:rsid="008855f1"/>
    </style:style>
    <style:style style:name="T86" style:family="text">
      <style:text-properties officeooo:rsid="0088c272"/>
    </style:style>
    <style:style style:name="T87" style:family="text">
      <style:text-properties officeooo:rsid="00895b25"/>
    </style:style>
    <style:style style:name="T88" style:family="text">
      <style:text-properties officeooo:rsid="008b0a83"/>
    </style:style>
    <style:style style:name="T89" style:family="text">
      <style:text-properties fo:color="#c9211e" loext:opacity="100%"/>
    </style:style>
    <style:style style:name="T90" style:family="text">
      <style:text-properties officeooo:rsid="008ca289"/>
    </style:style>
    <style:style style:name="T91" style:family="text">
      <style:text-properties officeooo:rsid="008cf656"/>
    </style:style>
    <style:style style:name="T92" style:family="text">
      <style:text-properties fo:color="#000000" loext:opacity="100%"/>
    </style:style>
    <style:style style:name="T93" style:family="text">
      <style:text-properties officeooo:rsid="008dc7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ic-Organizations of William D.M. White/Writician of Wisdomicals.</text:p>
      <text:p text:style-name="P1">________________________________________________________________________________</text:p>
      <text:p text:style-name="P1">--<text:span text:style-name="T1">AWW’s </text:span><text:span text:style-name="T3">MOTIVE</text:span><text:span text:style-name="T4"> </text:span><text:span text:style-name="T5">to </text:span><text:span text:style-name="T1">keep work in place is to finish what the ‘bad guys’ would have liked to see; what humanity would have liked to see. AWW believes moreso that Hitler and The Unabomber were good people, blinded by drugs or darkness in their ways towards being upgraders of society- that people who go out randomly and shoot others, or try to cure the world with genocide, or do anything no matter the delusionalism- can all go to heaven due to their wants for good, even though it may be twisted slightly. AWW wants to strive for those ‘criminals’ of humanity, to honor the Unabomber, Stalin, Mao, and others to show them what they were missing in their lives, to show the finality and betterment of what all people strive for, to show them what saves society from ultimate killmonger (The Boys phenomenon): AWW wants to prove that they were onto something, and everybody is a pussy for not furthering the collaborating and continueing to deny the truth that industrial society needs to be destroyed, but rebuilt- that the Jews need a concentration, but that be the Bible and that the world understand they are preciously foolish, that Communism is idealistic, but reality is not- AWW wants their reputation not to fall to anger and disjustice, and give peace to the madmen’s spirits so that they may enter away from hell and understand someone cares past what reality said- to release them from the shackles of the past amongst the rest of humanity, and show that good is among us all, some violent, some destructive, some rebuilding, some idealistic. Specially, AWW also says that ‘Hitler believed he was good- so he can enter heaven after acknowledging he did wrong- but when cops, or my parents, say ‘I don’t care if its good or not, it’s my job,’ that is a way to hell- ‘Oh, sorry God, although it may be good to come, or evil to not- my job is elsewhere, and I have to finish that first,’ that can be blasphemy if used as ‘I HAVE <text:s/>A JOB, I DON’T WANT GOOD OR ANY OF THAT- MY JOB IS MY EXISTENCE, NO MATTER HOW EVIL!’ </text:span><text:span text:style-name="T2">That is less radical but worse than Pearl Harbor.</text:span></text:p>
      <text:p text:style-name="P2">That is AWW’s motive to work in life- that destruction is on its way due him, but he can help others because they strive to be good, because they are not evil or darkenfied, because The Holy Spirit is among them! You just have to teach- and if they hold on, they fall- that is their choice, not ours. <text:span text:style-name="T6">The nature of school tries to be good, it isn’t allowing evil like the saying upfront would- it’s just completely irrational and ironically downgrading.</text:span></text:p>
      <text:p text:style-name="P3">;;;;;;Let’s take megamind and EB Satan for example. Megamind <text:span text:style-name="T10">says ‘the good for bad,’ so in his mind evil is good- and that can be good in the sense he is still not blasphemizing, for he thinks good even though it is to uphold bad- and later on he shows humanity, so he funny-evilness only stretches so far. EB Satan is evil for evil- he doesn’t want ‘good for evil,’ because good for evil will cause stuff like Xemet or more prideful princes against him, henceforth he destroys suches. He is bad for evil, causing self-destructiveness. Xemet is also bad for evil, in a way he limits it- the nature is not that he is good for evil to cause it to sustain, but he limits it which is the biggest.</text:span></text:p>
      <text:p text:style-name="P3">--PLOT TWIST; The Story of God, as a metaphorical- is STICKMALE! <text:span text:style-name="T11">Original</text:span> Stickmale says ‘I come from God’ to most of hell, and to people who say they come from God, he says ‘I come from God next/above you/before and after you.’ Stickmale was prospered by God, but used that ‘sentness’ to go after hell/evil and become better than it by logic, and also was helped by the fact that God’s story is also a form of Stickmale. <text:span text:style-name="T7">AWW faces off against God/God’s story due to the fact that it comes after him. Stickmale acknowledges that the enemy of humanity is God, and God’s story, which is why he works the best as the best villian- he comes from God, is twisted, yet unstoppable in nature unless by pure beings such as angels, and of course the story is who he is- ‘</text:span><text:span text:style-name="T9">You can’t defeat God.’ Says Stickmale.</text:span><text:span text:style-name="T7"> </text:span><text:span text:style-name="T8">(TwiddleFinger FNF</text:span><text:span text:style-name="T9">)</text:span><text:span text:style-name="T8"> isnpired)</text:span></text:p>
      <text:p text:style-name="P4">[]Mr. V. created Stickmale just to do it, for the funny- not because the story of God- that had not a similar form yet, and was still simply conceptual. The reason that ‘God’s Story’ took on the form was because God knew Stickmale was doing things in hell, and saw his story was basing around Stickmale’s doings- and so he allowed the concept to be concepted by such; <text:span text:style-name="T12">to be purified back to what is good since Stickmale was good then fell.</text:span></text:p>
      <text:p text:style-name="P3"><text:soft-page-break/>--<text:span text:style-name="T12">The WW and ‘The Molly’ are spirituals in the code of the cosmos, that roam freedomics. Ideas formed in the minds/spirits of people and other spirits cause the code/system of freedomics to be updated with that idea- henceforth the existence of WW invents ‘The WW,’ but instead it was with Mr. V. Now the problem doesn’t come with V-Stickmale-WW, because that is just creatings; but rather ‘The WW’ is formed in freedomics as the spirit and conceptions of Mr. V., and everybody has their own ‘The’ like ‘The The’ and ‘The Xemet,’ but then also in the code everybody also has their instance to be provided as a ‘real’ person on Earth. In the metaphorical realm, </text:span><text:span text:style-name="T13">83 is that metaphorical of AWW inside his metaphoricals realms, which is churned by the metaphoricals. The code implements that AWW acknowledges himself in himself, and henceforth connects that there should be a vision of him in the metaphorical world linking to 90% how he actual is based of perception; and then it also connects to Mr. V. since he is the finality </text:span><text:span text:style-name="T14">of AWW already processed by God, and then also to ‘The WW’ because he is the conceptions that others already have and henced to metaphoricals as well. So 83 is a contribute of AWW’s physicality and self-perception, Mr. V. mentality and finality due to time and God’s knowledge, and the spiritual conceptions of all due AWW via ‘The WW.’ The MineWarriorKing is a mascot of metaphoricalism based on digitalization, which is how people act online. This can be the same way like WW is to AWW, but often its different because 83 is a self-perception that usually falls due to it being pastlyness and eventually overriding by light into the darkness, WW is a newly-updating perception via presentness, Mr. V. is the futureness of AWW and ultimate finality, and The MineWarriorKing is a fictional of AWW (usually digital to others via the facto of how they see themselves ficitonaly instead of based on times), whilst Stickmale is a story-based time-encompanying interpretation (basing itself of all times and what the story implements truly, and THE WW is all the plausibilities that anything offers (like timewise any perception and any path AWW could take,) and then AWW entering is the currency- similar to the present- but truly simply the overall. </text:span></text:p>
      <text:p text:style-name="P5">WITH ALL THIS BEING SAID; THAT MEANS EACH BEING, technically including Stickmale and WW, all have their own versions of metaphoricalisms. Like Angelica would have ‘The Angelica,’ a future version, a past version with evils, a present version self-interpretation, a present version true to objectiveness, and then PLUS other interpretation, creating endless amounts of character variations that are somewhat missing in EB- due facto that the Wws are present but other characters are simply just themselves. Excepto that the characters are actually present yet rather intrigued in ‘heaven’ and ‘hell’ and ‘otherly’ parts instead of the casual Me My and DPA- for they usually cross the line <text:span text:style-name="T15">of the universe and it sends them paralleling into other dimensions at the same time in theirs. In the DPA this is explained as often the world and conceptions being left behind in the past </text:span><text:span text:style-name="T16">to dwell under their evil versions, others leave to other dimensions as Red Glitch closes the gap, and the story becomes about WW due to that dimension having The Wws stay around because they advance their spiritualities, and other are left behind, killed off, disremembered, unexistenced, went away, in the DPA actually but not as important, or mysterified. </text:span></text:p>
      <text:p text:style-name="P5">--<text:span text:style-name="T17">The computer that 83 uses to spawn in is sentient and promised by what the Bilinear Baldi sent out, what the MineWarriorKing puts, and what Stickmale twiddles inside.</text:span></text:p>
      <text:p text:style-name="P5">-<text:span text:style-name="T17">83 is a threshold to fight yourself, Xemet is a threshold to fight all evil and Satan’s most evilist, Stickmale is a threshold to fight God.</text:span></text:p>
      <text:p text:style-name="P5">--<text:span text:style-name="T18">People are already stealing my possibility for deservance. Like I say all this but can’t do any of it because people already give America what it deserves. 380+ school shootings this year? Okay- so it seems America gets what it needs, and that solves generational deservance, societal, and others- but if America is to stay the same or get worse, it needs next year an equal amount of school shootings. Like if 2025 has 378, I need to do something to harm the systems. I can’t do anything because things already get what they deserve, but if it stops- like America continues maximizing safety and security, ironically it causes more of a need for a second 9/11 or something like the Unabomber- </text:span><text:span text:style-name="T20">we need to start regulating since deservance ratings are only increasing. </text:span><text:span text:style-name="T18">It is best that I help people, and not do it myself. I am their wisdom, their knowledge that pushes people- yet I am not the one who comes down </text:span><text:soft-page-break/><text:span text:style-name="T18">and kills- LIKE GOD! THAT IS IT! THAT MAKES ME HAPPY! I am like Jesus and God- I sent out my ‘israelites’ and angels like ‘Gabriel’ and give tasks to ‘Metatron’ and others </text:span><text:span text:style-name="T20">(even natures like ‘Ambience’ and such for teaching me stuff and playing a part in my spiritual journeysim)</text:span><text:span text:style-name="T18">, for I am what enforces them with my own will, with my own motivation which becomes theirs. The people are most important, the systems need a rehaul- and I shall not be the singularity but the backing for revolution, like Hitler and Stalin knew what they had to do ‘on their good mentions.’ </text:span><text:span text:style-name="T19">My motivation is to give others motivation, is to give them a role, a purpose, a system for them to evolve with- I am like God, who sends angels, or Jesus who sends warriors, or THS who sends stories. I am AWW, who sends characters to do the works that I can do- but rather not because truth relies in them, not all my doing. The Boys Phenomenon is proven once again!</text:span></text:p>
      <text:p text:style-name="P6">“I AM THE FALSE ANTI-CHRIST.” – AWW.</text:p>
      <text:p text:style-name="P6">“<text:span text:style-name="T21">YOU’RE SupPOSED TO MISS!” – DONALD trump to shooter at parade as his head bleeds.</text:span></text:p>
      <text:p text:style-name="P7">Symbolism in space is that nothingness is used as a gateway, a ‘space’ to transport material and wisdoms- so for instance basic building blocks of ‘cuteness’ and ‘funniness’ in God’s heart come from ‘nothingness’ really, and ‘nothingness’ is good- but since hell and evil are self-destructive, which is still evil, Satan understands the demise is eventually good, making Xemet’s cause scarier as he fills space with evil, and Satan’s cause more manly as he accepts his weakness yet still pursues greatly.</text:p>
      <text:p text:style-name="P7">--<text:span text:style-name="T22">Stickmale is alive, and The Stickmale died in God’s fire, </text:span><text:span text:style-name="T23">but Stickmale still did everything in the book along with ‘The Stickmale’ copying it.</text:span></text:p>
      <text:p text:style-name="P7">-<text:span text:style-name="T23">The Stickedmale/Stickedman is inspired by the ai image of Stickmale holding a lollipop, and the lollipop contracts spiritual ideas and empowers him- but sometimes he’ll just pull out a gun if it gets too stupid.</text:span></text:p>
      <text:p text:style-name="P8">--”Always try to create the music for your project before the project itself. It helps in my hobby work.” </text:p>
      <text:p text:style-name="P8">-<text:span text:style-name="T23">83 also is dangerous to Satan because he is a boy, and evil is a girl, to show reproduction in natures and systems- like Justice causes law- but 83 being a male would halt hell’s fall and cause it to lust over the past, which would make Satan useless due to everything staying the same and the king of hell being at his pride would have nowhere to evolve forth in the logic of evil getting worse- and it upholds Xemet’s ideas similarily about keeping evil alive- so 83 is dangerous.</text:span></text:p>
      <text:p text:style-name="P8">--<text:span text:style-name="T24">WW was created by Stickmale which means his unhinged rape of others against him, like Kiosa and Stickmale, was definitely plausible before he was set free.</text:span></text:p>
      <text:p text:style-name="P6">--<text:span text:style-name="T25">AWW is too rich for scheming anymore- and a rich person is good to make the poor richer like him- like God makes us rich because he is rich, and that is what a rich person should do in any nature. I make others richer, no matter their poorness- no matter their problems, and henceforth no matter how they jot at me with their PTSD or pride or biblical perception. </text:span><text:span text:style-name="T28">AWW also is a type of ‘wrath’ both good and bad- he has so much of it from God, but so much of it can be used wrongly. William ‘Wrath’ White, or WWW is his greatest name. He also knows due his wrath from God, that if nobody listens to him- they all deserve death, and so this makes a motive need to be entising or else everybody is his problem, and versa. “</text:span><text:span text:style-name="T33">I am God’s wrath.” – AWW.</text:span></text:p>
      <text:p text:style-name="P6">--<text:span text:style-name="T25">Like The WW, Satan has his own forms- in which he is similar like The Devil is the ‘The’ of his essence, and Satan himself is the AWW, a combination of all of himselfs- via Lucifer being his pride as like a 83 and Satan being a wrath like his William White. Technically Lucifer and Satan are different like 83 is from WW or Mr. V., but they are all the same essence like The WW is, and henceforth The Devil, Satan, Lucifer, and overall Satan are all the same essence- as canonically he combined himself- </text:span><text:span text:style-name="T26">as ‘The WW’ would have if not for his destructathon. </text:span></text:p>
      <text:p text:style-name="P6">--<text:span text:style-name="T27">Stickmale keeps his soul at the most minimal of a flower as the world is cold in his soul- so he is not infinitely evil and placed further down on ‘most evil’ by God due to his little soul and ultimate plan that he keeps it just to get into heaven before everything is destroyed. Like he duxed the fire and Satan’s assassins- which were called upon after Xemet found out this, and was disturbed whilst Satan was jealous that Stickmale would be an eternal being alive with the most evils in his past if he survived in </text:span><text:soft-page-break/><text:span text:style-name="T27">heaven- but they knew God would cast him out- which is what happens in the heavens during Positivees. Stickmale is alive, with a small soul to funnily enter heaven so easily for the story- yet Jesus judges him and hacks down his ‘tree’ of a story, sending Stickmale to the bottom of the lake of fire. “GET OUT!” God yells.</text:span></text:p>
      <text:p text:style-name="P6">--<text:span text:style-name="T28">The fact that Adam and Eve in the bible were unable to do evil, or really good- represents that laws or rules weren’t always in the nature of our existence. To angels and such- they always had knowledge and would always have to know- but Adam and Eve, and regularly humans mixing, all have the key under God that they shouldn’t bite the knowledge of good and evil. I bring this up to remind you of good memories where law, politics, and worldly misorder wasn’t on the mind, and the difference between angels and humans; adults and children. Children and humans often can vice funly around because they literally cannot complete evil- like in the beginning, Adam and Eve were just creatures who had no real intent to focus on anything but their enjoyence- but then they ate, and like children, they start to grow to realize the functions of all and the betterments. We are all teenagers- in the end we will become true adults in Revelations as we learn all goods and evils, fully growing up from our childish past, which once was pure because we had no knowledge, and were among God light-heartedly like a silly goober. Angels were always knowledgable, henceforth their entering into the garden was accessible via them not being like humans and having no reason to do anything untold to them by their eyes and feels.</text:span></text:p>
      <text:p text:style-name="P6">--<text:span text:style-name="T29">Animals have colored nails and markings because they are not pure, they are not themselves like a human can try to be- the past and symbolism have been entrotting onto them, and they represent what they appeal with in natures. We can’t have similar because we are humans, we have knowledge and have to be adultish as they are childish and don’t have knowledge, henceforth no understanding or difference to why they are marked by God. <text:s/></text:span><text:span text:style-name="T30">We are meant to discover the pure, the basics, and have no markings to differ us usually. We can be helped by things like freckles, moles, and scars- but truly we’re not supposed to add to ourselves, as God says- ‘Don’t rub rock against your skin,’ which means not only don’t hurt yourself, but rub things against you to cause markings you don’t need. Tattoos are meant here to. </text:span><text:span text:style-name="T31">Humans are meant to be grounded- we don’t have green hair, lubricative colors that spark against nature, such things like furries may have- we’re grounded, basic, and understanding of the things around us. We are meant to be peaceful, acknlowedgable of the dark, and helpful to those who seek light/God- a strong foundation. Browns, pales, and dark colors make us not too eccentric, and not too palpable with dishonorables towards storyism or anything else. It is all symbolism God gives, </text:span><text:span text:style-name="T32">and dementing it for colored fingernails or markings is not in our nature, but rather other natures we aren’t supposed to be like, or just be like- not exactly be truly, henceforth we have freckles, moles, and cutting hairs plus fingernials is good.</text:span></text:p>
      <text:p text:style-name="P6">--<text:span text:style-name="T29">AWW tells Spiritual Journeyism that he can connect and find her, plus marry and sex if he lucid dreams, because that connects the mind to the spirit, and there he’ll catch her truly.</text:span></text:p>
      <text:p text:style-name="P6">--<text:span text:style-name="T34">AWW often goes between hells and heavens because he visits and talks to multiple spirits and suches.</text:span></text:p>
      <text:p text:style-name="P6">-<text:span text:style-name="T35">Maybe Satan, like Stickmale, reentered heaven in Genesis, leaving behind his truest free will, only to reenter his physical body and freeist will to then do evil. It could explain how he was kicked out afterwards the snake incident, if that’s a problem. It also explains how the soul can be rebirthed, but also still fall, and how heaven is freedomically open to anybody who wants to be good, but if they walk out they’re different, and purification is needed on Earth because heaven is pure but Earth is free and allowing yet wannabe pure.</text:span></text:p>
      <text:p text:style-name="P6">--<text:span text:style-name="T36">(Wither Storm OST) AWW versus original Mammon due to his emotion of ‘industrialization,’ and AWW declares war on a certain part of hell firstly, destroying the industrialization part as much as he can due to past hatred- with his amalgamation/not-abomination of a flesh creature to be his spiritual pet as he crucifies demons on upside-down crosses throughout, and sets flame. Mammon eventually sees the flame get near his palace, and excuses Asmodeus, Belphagor, and Leviathan to go fight, since he is greedy for the reputation and glory to be done by himself; he wants to take pride away from others all </text:span><text:soft-page-break/><text:span text:style-name="T36">for himself in this one. Mammon puts up a strong fight as he tries unpurifying via sparking money and cold into the blands- but AWW eventually, after losing his left arm and allowing the amalgamation to reheal via juicing it- he opens Mammon’s right titty as he burns his face with God’s wrath, and then dissects as Mammon tries to make a trade for life- but then Xemet comes in and punches AWW aside, pushing AWW to stand aside. Xemet then looks at the original Mammon crying, before using his Spirit Cocqros to induce a battle similarlily just between Mammon and Xemet, then shows all of Mammon’s falseness and that greed is no longer a big deadly sin as much as industrialization is. Then Mammon starts throwing up before Xemet stabs a stick into his right eye, and lets it explode as well as suck all of Mammon’s blood into Xemet’s mouth- and explode the head of Mammon- killing him. AWW is just standing there with his eyebrows down on his eyes, before Xemet adjusts his tie and leaves towards the palace after chuckling. Xemet enters, shoots Belphagor in the head because funny, and then eats Belphagor like a gentleman. The Leviathan and Asmodeus are already gone- and Satan explains he doesn’t care </text:span><text:span text:style-name="T37">about his friends</text:span><text:span text:style-name="T36">, there are replacements, and Xemet is okay to do this. </text:span><text:span text:style-name="T37">AWW leaves and Baal is mad- AWW also goes to get healing from Music, Spiritual Journeyism, Memes, The Funny, and The Flesh </text:span><text:span text:style-name="T38">which was helping him as ‘amalgamation.’</text:span></text:p>
      <text:p text:style-name="P6">--<text:span text:style-name="T39">The only way for me to do my schoolwork is to do my hobbies- it has now switched due to bridging making it evil, a terroristic force- and other things. By doing my hobbies I can arise a trade, a benefit against the evil that will ultimately cause the little things such as schoolwork to be plausible as they no longer matter to evil itself- but without doing my hobby work, evil continues to use it- and only stops if I move its focus of natures onto what I truly attack- schools, governments, and ecetera. </text:span><text:span text:style-name="T41">I am facing evil all-together, making it consider its basic needs whilst I, with nothingness, defeat its pride in life when there is none. Exo-nihilism and Jesus is my power.</text:span></text:p>
      <text:p text:style-name="P6">--<text:span text:style-name="T40">Another reason for Upper-Positivees with Zack being upperground and main and written for is that it is beautiful- in the sense it is having no dealings with purification, and it is the upperground because it is the underground- like Gsrcichet and Color Creators should be the upperground but they’re not because they do their factorings; Positivees is the true underground away stuff but upperground because God sees more to it. The CC/Underground is just more past indulgence, whilst the Positivees upperground is where things keep going, envious for the future, and newness comes towards.</text:span></text:p>
      <text:p text:style-name="P6">--<text:span text:style-name="T40">Cyclops and his stuff is the upperground in Memy as 83’s stuff is the underground, and around grounds are Plot C and B- DPA’s underground is all of it technically, and then Leviathan/Envy is an upperground problem in Positivees, and Gluttony is to Stickmale as underground stuff is relating to CC.</text:span></text:p>
      <text:p text:style-name="P6">--<text:span text:style-name="T41">Responsibility is just more propoganda and evil that has been twisted against me. More justification to add to my collection of why society needs to burn. </text:span><text:span text:style-name="T42">The right kind of responsibility has been lost to excuse, evil, and unsalvation.</text:span></text:p>
      <text:p text:style-name="P6">--<text:span text:style-name="T42">Life can be as hard as it wants- that doesn’t change the facto that life doesn’t follow Christ, and I can’t be with life and follow it if it’s self-destructive like that. </text:span><text:span text:style-name="T43">Life is hard because its frozen in fear, at me- it knows I’ll vanquish it if its gets out of place now… </text:span><text:span text:style-name="T45">Life is below me because of that- I come from Christ and I follow Christ, which makes me leave behind life and be above it to repel it if it misbehaves, like sin- and henceforth I can repel alive people </text:span><text:span text:style-name="T46">to death</text:span><text:span text:style-name="T45">, or unrepel their </text:span><text:span text:style-name="T46">lifing. Like, ask yourself- who gave you rights to birth anything? </text:span><text:span text:style-name="T47">And everybody has an instinct to create- why not destroy? Equally as important- and henceforth another justification for my murders.</text:span></text:p>
      <text:p text:style-name="P6">--”<text:span text:style-name="T44">I am incapable of sin due to everyone deserving anything.” – AWW.</text:span></text:p>
      <text:p text:style-name="P6">--<text:span text:style-name="T44">WW has friends, personally.</text:span></text:p>
      <text:p text:style-name="P10">AWW is impersonal and has society, <text:span text:style-name="T49">but can leave it behind.</text:span></text:p>
      <text:p text:style-name="P10">The WW has angels that help him.</text:p>
      <text:p text:style-name="P10">MineWarriorKing has followers that support him.</text:p>
      <text:p text:style-name="P10">Mr. V. has mentalities since he is every other character.</text:p>
      <text:p text:style-name="P10">83 has physicalitites.</text:p>
      <text:p text:style-name="P10">Stickmale has natures.</text:p>
      <text:p text:style-name="P9"><text:soft-page-break/>_-___________THE WW is back! AWW and some DF Demons and Apollyon all wanted to bring back The WW to burn the DPA, yet the three infinite evils, and the CC were against. Abaddon/Apollyon and AWW plus some hellish and angelics work together to make a panel- but have to protect it ironically from destroyers. DPA-22 also tests that the lever to bring him back destorys a user via The Kodee Machine. The Kodee Machine is also going evil, and Xemet is fixing it with 83- but Stickmale sees AWW walk in throwing DPA-32 and then says ‘Fuck you all’ before using his platypus hand to control the lever and push it forth to revive The WW. Apollyon and DF Demons are currently dealing with hell and CC battles. AWW uses his power of ‘Being God’s wrath’ and the power of The Holy Spirit and wisdomicals like The Positivees have in order to push the lever against all power of the code of universe and Cocqros. It starts to shatter reality, and blows up half a planet- all surviving- yet The WW being reborn where he was destroyed.</text:p>
      <text:p text:style-name="P9">---<text:span text:style-name="T50">The WW hugs Mr. V., and helps him through his mentalities of everyone. Mr. V. knows he could save and stop fighting, but he is away due to everything- and The WW has everything technically as well- so it fits.</text:span></text:p>
      <text:p text:style-name="P9">--<text:span text:style-name="T48">The WW starts to burn the DPA, but Jesus already is coming and says ‘Let me burn this abomination.’ And then The WW is quietly excited to see as Jesus continues his work.</text:span></text:p>
      <text:p text:style-name="P9">--<text:span text:style-name="T51">The WW appears at the end of a table of all the Ccs and looks at The Molly at the end and says as she is facepalmed ‘hey! The Molly! This situation has taken a long time for this event!’ He notes like a nerd and TCT makes fun of him. </text:span><text:span text:style-name="T52">At the time of him spawning in, he changed his clothing from orange to purple, and other Ccs were surprised and restless to see him- and all were called up by his booming voice. </text:span><text:span text:style-name="T53">Then he explains his plans with mr. V. and invites TCT plus The Computer to join him as they go after Satan.</text:span></text:p>
      <text:p text:style-name="P9">--<text:span text:style-name="T54">THE WW invites Mr.V. to travel to heaven real quick and gets him armored up lightly as he would be happily, and then goes to William White’s house to wake him from his reheal sleep by dancing to Rice Gum Sucky Sucky with the boys.</text:span></text:p>
      <text:p text:style-name="P9">--<text:span text:style-name="T55">The WW, TCT, The Computer, and Mr.V. go to hell with other angels, demons, and beings- committing omnicide against it directly. They kill Lilith and discover Satan, The False Prophet, ‘Evil,’ and The Anti-Christ are commuting. Mr. V. keeps the heart of Lilith to then throw it in ‘Evil’s’ face. The Computer versus Evil, TCT versus The Anti-Christ, The WW versus The False Prophet, and Mr. V. versus Satan. Satan gets his ass beat, and Mr. V. kills Lucifer inside of him. <text:s/>The Devil and Evil both give their upmost power to Satan as he holds hands with Mr. V., blasting energy into the souls of each other. They crack the universe in half, making reality perish as Mr. V. uses the same energy of God’s wrath that AWW did, and Satan uses all of evils to power himself with his own wrath. Satan is pushed down to his knees and Mr. V. leaves him on the half in which he can still embarress himself. Then The WW and others announce that the rest of hell and this side of the universe shall be completely cleansed- and so it is. The absolute destruction of all evils is commenced, and it becomes a heaven. This obliterates much of the DPA, and calms Mr. V. down with deservance to himself. Then they all commute after the DPA since hell is now as weak as Malta. They tend to burn it like the other half of the universe, but Jesus comes in himself. The three break up from The WW, as he goes out to the heavens to continue pursuing Satan.</text:span></text:p>
      <text:p text:style-name="P9">---<text:span text:style-name="T57">Mr. V. can’t defeat Satan, and nobody can- because the fact that they have sinned makes them no better than he. God introduced/</text:span><text:span text:style-name="T58">allowed</text:span><text:span text:style-name="T57"> death (from physical to spiritual) into the world/Earth because of the fall, and the fall needs death in order to actually be a fall, to actually be evil, and to actually provide free choice, </text:span><text:span text:style-name="T58">because creation is good and evil imposes destruction/death</text:span><text:span text:style-name="T57">. Satan was the first to fall, falling because of a serious sin that was blasphemy- now sin seriousness isn’t what makes Satan unstoppable; for many do what he does and all falls are technically related to it due that God sent death all because of some curiosity- but rather he was before death was introduced into the world- and the reason he can’t die is because he puppeteered the snake instead of himself doing the apple act, so that death could not be introduced to him by physicality, and henceforth death was not introduced into his </text:span><text:soft-page-break/><text:span text:style-name="T57">world, </text:span><text:span text:style-name="T58">as he created Hell. </text:span><text:span text:style-name="T57">He created hell besides God’s Lake of Fire because it would never die </text:span><text:span text:style-name="T58">and because it was not physically accompanable and spiritually inclined</text:span><text:span text:style-name="T57">- ironically </text:span><text:span text:style-name="T58">he built hell</text:span><text:span text:style-name="T57"> next to what kills his evil. But he left Mammon, Leviathan, and all others around if they fell before- because he is pure evil, and he wants all to bow to him </text:span><text:span text:style-name="T58">no matter who has power over him. Pride and wrath.</text:span></text:p>
      <text:p text:style-name="P9">--<text:span text:style-name="T56">God can make things disgusting, and things are- but he also makes them beautiful in spirit, in what matters. Like humans/all animals are disgusting physically by some view- but beautiful in their role.</text:span></text:p>
      <text:p text:style-name="P19"><text:span text:style-name="T59">--</text:span><text:span text:style-name="T60">Characters I guess shall be like their symbolism- in Memy you have singular, personal characters, in DPA you should have societies/impersonal characters like AWW, Cornelius and his army, the Color Creators and the Steppes of Logic- and in Positivees I guess you’ll have singular natures like ‘Nature’ and ‘Earth’ and ‘Morality’ but also I suppose the normality of it changes to singular natures, and henceforth Zack and his bros would be ‘natures.’ </text:span></text:p>
      <text:p text:style-name="P11">--<text:span text:style-name="T61">Posititvee characters often ask against natures, as in- “Is this good? Does this help God? And if it is evil, what does it mean as I shall step above it?” These questions often get characters to deny jobs, deals with natures, and communications henceforth. Like if a job can’t explain why it does something and henceforth why it does that in morality-senses, then if it imposes evil or unhelpfulness/neutrality, then the characters won’t allow themselves to do it no matter the benefits. And the job plus law won’t take that, so they are off purification anyways because they strive for it already.</text:span></text:p>
      <text:p text:style-name="P11">-<text:span text:style-name="T62">The hypocrisy of evil is that it will cry out for help in humans, but never accept it. The walls of blandness, self-destruction, and poison stop a minimal flower as it destroys minimalism hypocritically. The economy doesn’t want to live- it has made being a normal person evil; for being a normal person supports greed, supports being a pussy, and support self-destruction and illogical raises. The hypocrisy of evil is luckily its downfall, the reason it destroys itself and eventually good has to win logically. Thank God.</text:span></text:p>
      <text:p text:style-name="P11">--<text:span text:style-name="T63">Apparently Jesus is alerted that The WW is slain open laughing, by also a laughing Stickmale, and the some of the final strongest demons and fallen angels have all conjoined away from Satan and try to take on the heavens and Oterhes. Also a certain demon like Minos Prime feels God is ‘rolling the credits’ on the stories outside of Revelations, so he pursues with Stickmale and after cutting open The WW with Timal Tiene stuff and power of evil and good, all beings every across all fight all goods or all evils. Like 83 inside of The WW, versus the inside AWW, as AWW says ‘Fuck this’ and goes back into the Revelations story- and Jesus is mad at this as God is talking to some. Gabriel and Micheal are also pissed at this from Sisyphus and others like Xemet coming back. It’s all mystery to Positivee but a giant explosion and further destruction amongst the cosmos causes a further collapse inwards to Earth and other shit outside of Revelations to become ‘one.’</text:span></text:p>
      <text:p text:style-name="P11">-<text:span text:style-name="T85">Gabriel also sees all goods die out, like natures being casted away to evil by Ayin and The Devil- so he faces them. Gabriel fell to violence, but is reminded that these evils feel as if there is no ‘god’ other than them- so he enstates that if God were dead, he would be God, as he would forgive himself and purify the landscape. Ayin is surprised he would make violence no more a sin, and is scared that his power would indeed rival all evil- as Gabriel is one of the strongest beings to exist and blows on everybody in the cosmos warfare. “YOU INSIGNIFIGANT FUCKS! </text:span><text:span text:style-name="T86">IF THERE IS NO GOD, THEN I SHALL BE GOD. AND ALL OF YOU CAN KNEEL TO ME, AND BE SLAIN OPEN, FOR VIOLENCE IS MY MAIM AGAINST YOUR UGLINESS! LIKE THE TRUE FATHER- I CANNOT MAKE IT UP TO HIM IF HE WERE TO DIE, BUT SINCE HE CANNOT- MY SWORD IS OF NO SIN TO YOU FREAKS! IT IS THE TRUTH! AND THE WORLD HATE IT SO!</text:span><text:span text:style-name="T85">”</text:span></text:p>
      <text:p text:style-name="P11">--<text:span text:style-name="T64">Uppercase and lowercase are stupid to AWW. Why not just have letters? What formality? Made-up etiauette just to be? Emphasize what anymore when it all is important or gluttonized?</text:span></text:p>
      <text:p text:style-name="P11">--<text:span text:style-name="T65">there are only two ways in my world” says AWW, “It was either be lazy and have no work to do but ironically due to that everybody goes evil and then genocide is needed; a statement on why God would have to work or else everybody would go evil from unknowing of the Bible or Holy Spirit- or do my work and hope for a betterment as it scares off evil. I acknowledged finally that natures of all kinds </text:span><text:soft-page-break/><text:span text:style-name="T65">were falling- so whether I went out into the wild, lived a normal life, lived in the cold, ran away- anything wouldn’t sustain unless I made evil look to what it truly cares about as I did my work. I’m not afraid to kill everybody, I’m not afraid of evil and nor am I enticed by laziness or the opposite being workaholicism- I am at the base abilitized to make my decision finally. My life has metaphorically planted the seeds to rise to this decision, without any feelings, without any other circumstances. I believe that due to logic though, and God’s heart- I amiss past the fire, and make the choice to do my work and scare off evil. It doesn’t matter anyways because equally both are fine and well deserved- but I rather do work than sit here and compromise myself with the choice, henceforth being lazy.” – AWW.</text:span></text:p>
      <text:p text:style-name="P11">--<text:span text:style-name="T66">The nature of ‘I have nothing to lose’ or ‘What is worth my time?’ is a strong but not fundamentally efficient nature to all of reality. Sometimes it’s a story- you need to waste your time or have nothing to lose- in the cosmos, these are just industrial systems used mostly towards evil’s gain of causing people to die for wrong things instead of working to fix things- and finally, you all have nothing to lose as losing and gaining is not something of essence- you are a ‘BEING’ because you have being/essence with other things and whatnot; as well as the heavens will be outside of time, so resources and time are not of an eternal care for nor a promise to anything valuable except on Earth- which then depends on your viewpoint. Mine is between Earth and the heavens- God’s story with storyism; yours can be on Earth and ask these questions acknowledging they hold no base after they can’t hold themselves up- or exit these and just be amongst the ‘comsologicals’ like ‘uncaring for everything’ and ‘heavenly.’</text:span></text:p>
      <text:p text:style-name="P11">--<text:span text:style-name="T67">Humility is different from humbleness, and that is what keeps AWW from speaking and henceforth introducing more ‘reals’ into elsings like EB- life is humilitized, and AWW doesn’t speak to it because of etiquette, and vicely versa along with other natures too. Life is too prideful, and AWW lets it reconcile its thoughts as it switches around others for AWW. </text:span><text:span text:style-name="T68">It knows his strength, and the story is afraid of AWW too.</text:span></text:p>
      <text:p text:style-name="P11">--<text:span text:style-name="T69">AWW, The William White, and Mr. V. all combine together as the originals, a Holy Trinity of Wws.</text:span></text:p>
      <text:p text:style-name="P11">---<text:span text:style-name="T69">AWW versus Concepts of God and everything that God created supposed to be law or authority above us. AWW versus the Bible’s conception, worldly truth of God, and other suches. AWW wins, as they cry out ‘You cut us from the lord, </text:span><text:span text:style-name="T70">trying to split evil from purification</text:span><text:span text:style-name="T69">. Your heart sliced the universe, and </text:span><text:span text:style-name="T70">became above all-</text:span><text:span text:style-name="T69"> you must show </text:span><text:span text:style-name="T70">everything</text:span><text:span text:style-name="T69"> of God’s trueness, or </text:span><text:span text:style-name="T70">you will fail the one we could never represent truly</text:span><text:span text:style-name="T69">. You seperated the stars </text:span><text:span text:style-name="T70">and us</text:span><text:span text:style-name="T69"> from God, you moved the mountains of everything below the heavens- you won, and now stand in front of God for God. Tell us you won’t fail u</text:span><text:span text:style-name="T70">s, as you are the last hope before Apollyon</text:span><text:span text:style-name="T69">...” – The Conception of God, as AWW kills The Concept of God and they all fade. Mr. V. cutting the universe shows the difference in spiritual growth, as anything close to ‘Earth’ such as ‘laws’ or ‘conceptions’ or ‘half-understandings’ are all still corruptible and focused on by the remaining and strongest hells; whilst out in the cosmos, the heavens reign and there people like AWW can walk under God and goods, without needs for destruction, and they know God without a Bible or such corruptible stakes as anything in reality- </text:span><text:span text:style-name="T70">people randomly can come to the cosmos in dreams, and spiritual journeys, but now the path is mysterious and requires trust in The Holy Spirit to a max. </text:span><text:span text:style-name="T71">AWW wants to bring people there though...</text:span></text:p>
      <text:p text:style-name="P11">-<text:span text:style-name="T72">AWW says he is outside of sin, because God sent him there- so Jesus dying for sins is not of the nature nor a save for those who do not rise with AWW, because Jesus rose to the heavens and God too which is a lashback against those who follow law and others AWW comes after- and AWW says he can’t sin against humanity because God hated it so much because he loved it, and because God both hated and loved humanity he sent Jesus- so he is part of the hate. Sisyphus Prime also falls same reasoning. This is also impersonal as it pushes AWW past salvation- and since he is no longer of salvation, he is just ‘being’ and henceforth can enter whereever he pleases, induces the basics of free will and that people have a choice in heaven or hell and also have different natures/situations. </text:span><text:span text:style-name="T73">AWW versus Jesus maybe??? </text:span><text:span text:style-name="T74">A call to 83, but with a slight difference of him sucumbing to what he knows- AWW became the thing he hates??? </text:span><text:span text:style-name="T75">Battle before Satan???</text:span></text:p>
      <text:p text:style-name="P11"><text:soft-page-break/>--<text:span text:style-name="T76">AWW’s mind is a party space for many, and during the day AWW is holstered with other natures that agree with him, but at night he returns to just him versing Mr. V. and a few others. This is the difference in day versus night, and how feelings work- but sometimes AWW is the star and angers everybody up because of outside forces.</text:span></text:p>
      <text:p text:style-name="P11">--<text:span text:style-name="T77">AWW uses the facto of denying existence for heavens against Mr. V., putting Mr. V. in a happy state that he uncares about all else as if somebody was getting sucked off </text:span><text:span text:style-name="T79">or he already lived a good life</text:span><text:span text:style-name="T77">, and AWW also uses ‘fry-brain’ techniques to fry the party, as well as push away natures- by using porn and edging to it for hours, he fries the brain to just himself and the main others. </text:span><text:span text:style-name="T78">This allows him to fish off Mr. V. more well and own the domain better since work might be needed.</text:span></text:p>
      <text:p text:style-name="P11">--<text:span text:style-name="T79">AWW learns from The Red Glitch and God that you can’t speak ultimate wisdoms and such to somebody who isn’t on your level- which is why people who insane from demons because they spout super-high-wisdomical stuff at such a face pace that it traps people in loops as they never get a solid start or ability to go up to such and understand everything else- and flipping on the other side, a reason why even AWW shall not speak of such- because giving out such information isn’t communicating- it’s spewing. You are communicating towards? It’s another language- and Jesus came down to the Jews in their language and spoke in their natures- and he was well above suches, just like AWW is a god- yet he must start from the beginning or else he is just saying to the natures and not peoples. Also, AWW is an indirect savior, he speaks indirectly- and its a justification that he can say secrets anytime he pleases because he’ll speak to the aurora of misunderstanding- which is amongst both natures and peoples- so it goes both ways and mixes.</text:span></text:p>
      <text:p text:style-name="P11">--<text:span text:style-name="T80">An aurora of soul contains the truth to why dystopian futures can never have perfection or paradise, why perfection is unobtainable, and why fakeness never can work along with digitalization. If a house is built naturally, it is good- if a house is built with machinery, it is quicker but still manmade- but the house isn’t necessarily fake. It is like levels- natural, sub-natural, and unnatural. If a house is in VR, or music is electronic with no classical soundings, or people are replicated- they don’t exist inside the ‘soul-aurora.’ People can make themselves like fake stuff, but it won’t last. Henceforth, recreating everything doens’t help, and going back to nature is good as it is part of the soul-aurora, it is truth unman-made by basics, and not subbing anything. But subbing everything to a machine or robot or propoganda enables fakeness, and henceforth personalities’ like Hitler’s and crying entitled babies like Putin. It also encapsulates animals, and bacteria, and other things, allowing it to be purified and abilitized to be in the heavens. Subbing is complicated but understandable.</text:span></text:p>
      <text:p text:style-name="P11">-<text:span text:style-name="T81">Jesus says ‘give to ceasar what is his and to God what is his.’ This is interesting because he says this about taxes and really about life; but it does imply a great journeyalical. Firstly, giving money to Ceasar doesn’t help Ceasar. The facto that Jesus said ‘give to ceasar what is his’ and not ‘pay your coins’ but he does reference taxes, is because </text:span><text:span text:style-name="T82">it makes a cycle- it is against Ceasar; it does not teach authority anything, it does not help them grow or be more Christly, and then they continue to fall, and likewise gain more of a justice against them- especially if they go evil purely- then by giving them money you can make them fall and be unlimitedly justified in killing them becase soon evil people will commence and be viruses. Also ceasar deserves money maybe because he isn’t that bad and you can still live in his society- but in industrial society you can’t so it can also be about what Jesus does not say and he does not say that all kingdoms are like Ceasars- just to Ceasar. Give the government discipline, or a unabomber, or a terrorist organization, for that is what you can give for your nation, and give for your God. </text:span><text:span text:style-name="T83">I AM CEASAR, I AM A RULER- GIVE TO ME WHAT I WANT.</text:span></text:p>
      <text:p text:style-name="P11">--<text:span text:style-name="T83">AWW is impersonal, henceforth his rudeness and his nods plus inability for eye contact- because the nature of the situation may start to get personal and AWW is usually doing something else. Like for instance the teacher saying ‘Ight goodbye’ and he just leaves.</text:span></text:p>
      <text:p text:style-name="P11">--<text:span text:style-name="T84">AWW can justify suicide one way to himself, and that is that AWW dislikes the world and hates it so much, he thinks it does not deserve somebody like him. They do not deserve even an ounce of hope or repair- they should just continue their fall into dystopian shit and AWW go write his stuff in the </text:span><text:soft-page-break/><text:span text:style-name="T84">heavens already- AWW rather kill himself or kill everybody, third option being the best way as he creates a terrorist organization. This is also a stature on why Jesus was allowed to be crucified- the Jews and world did not deserve somebody like him, so he walked the plank and left humanity in darkness known as the church age so that we could all just be bitched by ourselves.</text:span></text:p>
      <text:p text:style-name="P12">-Rituals work by contacting spirits, not physical manifestations. Somtimes the spirit speak or bring strong forces of physicality, but mostly lending a ritual to The WW simply brings the essence of his mind forth to you than anything else.</text:p>
      <text:p text:style-name="P12">--<text:span text:style-name="T87">The Soul space cannot include sinful things. You cannot soulify lust, and nature having lust is either not lust or nature being corrupted as we know the fall came onto everything including the tilt of the Earth. You cannot soulify a demon no matter how hard you try. But you can soulify things like The N-Word by purifying them, or swear words.</text:span></text:p>
      <text:p text:style-name="P12">-”<text:span text:style-name="T87">Gabriel, my son, that is not a sheep. That is a wolf.” – Jesus to Gabriel on AWW and their argument.</text:span></text:p>
      <text:p text:style-name="P12">-<text:span text:style-name="T88">Law breaks up with order in the DPA; but also befriends AWW in a negotiation. Law exists to be good, but has its personal nature problem with idolization, and enjoying being gluttonized or worshipped/arrogance. Law is teased by AWW because war between them is deadly.</text:span></text:p>
      <text:p text:style-name="P12"/>
      <text:p text:style-name="P12"/>
      <text:p text:style-name="P13">Lucifer vs Satan, since Satan almost kills Gabriel and Ramiel and others as they try to use their infinities to replace God and stop the False Prophet and the fall- which was working in concordance until Satan stepped in.<text:span text:style-name="T89"/></text:p>
      <text:p text:style-name="P20">Who can save you but your petty God? I am the strongest there will ever be, Gabriel. I AM YOUR GOD. I AM THE RULER, THE ALPHA AND OMEGA OF THIS STORY. Go ahead and kneel to die, for your two legs torture your existence only.</text:p>
      <text:p text:style-name="P22">I may not be able to defeat such an entity as yourself…</text:p>
      <text:p text:style-name="P20">Of course not! Your realization optimizes me! <text:span text:style-name="T90">I tried and souls failed!</text:span></text:p>
      <text:p text:style-name="P14">Then you should have prayed like he did… - Gabriel</text:p>
      <text:p text:style-name="P13">Satan turns around and sees Lucifer with blood on his fingers.</text:p>
      <text:p text:style-name="P13">LUCIFER?!</text:p>
      <text:p text:style-name="P13">Satan… comence yourself to me.</text:p>
      <text:p text:style-name="P13">WHAT?</text:p>
      <text:p text:style-name="P15">I repent my sins. – Lucifer.</text:p>
      <text:p text:style-name="P20">YOU DONT HAVE A SOUL! – Satan</text:p>
      <text:p text:style-name="P15">And I don’t care!</text:p>
      <text:p text:style-name="P20">But why? Why fight me? Why now? – Satan</text:p>
      <text:p text:style-name="P15">I shall be God, and show you what creation is really used for.</text:p>
      <text:p text:style-name="P20">But you are me!</text:p>
      <text:p text:style-name="P15">A trinity of rebellion destroys itself. – Lucifer.</text:p>
      <text:p text:style-name="P20">And you’re not up to our destruction?</text:p>
      <text:p text:style-name="P15">I am a better God than anybody could ever be. An evil God with no soul needs nothing. Yet you are less than nothing… Commence at me!</text:p>
      <text:p text:style-name="P13">Satan and Lucifer then fight. The battle breaks the war to there being an existence afterwards, but not a heavenly one- because the heavens will be all, and the lake of fire will dry up due to Lucifer at that point. The Devil, <text:span text:style-name="T91">and Abaddon,</text:span> simply watches, and <text:span text:style-name="T91">The Devil </text:span>wanders what land he can, for he is neutral technically. <text:span text:style-name="T91">Abaddon is very intrigued.</text:span></text:p>
      <text:p text:style-name="P17">-After the battle.</text:p>
      <text:p text:style-name="P21">You can never destroy me. Lock bars in front of me, chain my teeth, grit my thighs- the pressure is below me.</text:p>
      <text:p text:style-name="P24">I came before you, and I know There is one who can.</text:p>
      <text:p text:style-name="P25"><text:span text:style-name="T92">Satan sighs.</text:span> Do not decieve yourself, for the loss of me is the loss of you.</text:p>
      <text:p text:style-name="P16"><text:soft-page-break/>Hey Abaddon, tell the true wrath with your trumpet to dispose of us.</text:p>
      <text:p text:style-name="P23">Satan’s eyes go thin with anger.</text:p>
      <text:p text:style-name="P25">ABADDON! NO!</text:p>
      <text:p text:style-name="P17">Abaddon pulls the trumpet, and is the angel to sound the first trumpet.</text:p>
      <text:p text:style-name="P25">YOU PIECE OF SHIT. I HATE YOU!</text:p>
      <text:p text:style-name="P16">MWAHAHAAHAHA</text:p>
      <text:p text:style-name="P18">Jesus then comes down and slaughtered Lucifer like gattling gunshots on a child, and Satan plus The Devil run as Abaddon works with Metatron and others to destroy and catch The Devil.</text:p>
      <text:p text:style-name="P18"/>
      <text:p text:style-name="P18">-<text:span text:style-name="T93">You can’t just talk to natures, that’s not how they communicte. You need wisdom, understanding, time, and other natures to be on your side so that they can symbolize, mean, or do other suches in order to communicate. Persons are direct, natures are indirect.</text:span></text:p>
      <text:p text:style-name="P1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0:45:01.809256884</meta:creation-date>
    <dc:date>2024-10-20T14:13:20.340512209</dc:date>
    <meta:editing-duration>PT6H25M32S</meta:editing-duration>
    <meta:editing-cycles>124</meta:editing-cycles>
    <meta:generator>LibreOffice/24.2.6.2$Linux_X86_64 LibreOffice_project/420$Build-2</meta:generator>
    <meta:document-statistic meta:table-count="0" meta:image-count="0" meta:object-count="0" meta:page-count="11" meta:paragraph-count="105" meta:word-count="8101" meta:character-count="45047" meta:non-whitespace-character-count="37078"/>
  </office:meta>
</office:document-meta>
</file>